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de30f" officeooo:paragraph-rsid="000de30f"/>
    </style:style>
    <style:style style:name="P2" style:family="paragraph" style:parent-style-name="Standard">
      <style:text-properties officeooo:rsid="000e5271" officeooo:paragraph-rsid="000e5271"/>
    </style:style>
    <style:style style:name="P3" style:family="paragraph" style:parent-style-name="Standard">
      <style:text-properties officeooo:rsid="000f0604" officeooo:paragraph-rsid="000f0604"/>
    </style:style>
    <style:style style:name="P4" style:family="paragraph" style:parent-style-name="Standard">
      <style:text-properties officeooo:rsid="001004b2" officeooo:paragraph-rsid="001004b2"/>
    </style:style>
    <style:style style:name="P5" style:family="paragraph" style:parent-style-name="Standard">
      <style:text-properties officeooo:rsid="0010928d" officeooo:paragraph-rsid="0010928d"/>
    </style:style>
    <style:style style:name="P6" style:family="paragraph" style:parent-style-name="Standard">
      <style:text-properties fo:font-weight="bold" officeooo:rsid="000e5271" officeooo:paragraph-rsid="000e5271" style:font-weight-asian="bold" style:font-weight-complex="bold"/>
    </style:style>
    <style:style style:name="P7" style:family="paragraph" style:parent-style-name="Standard">
      <style:text-properties fo:font-weight="bold" officeooo:rsid="00165b25" officeooo:paragraph-rsid="00165b25" style:font-weight-asian="bold" style:font-weight-complex="bold"/>
    </style:style>
    <style:style style:name="P8" style:family="paragraph" style:parent-style-name="Standard">
      <style:text-properties fo:font-weight="bold" officeooo:rsid="0019da40" officeooo:paragraph-rsid="0019da40" style:font-weight-asian="bold" style:font-weight-complex="bold"/>
    </style:style>
    <style:style style:name="P9" style:family="paragraph" style:parent-style-name="Standard">
      <style:text-properties style:text-underline-style="none" fo:font-weight="normal" officeooo:rsid="000e5271" officeooo:paragraph-rsid="000e5271" style:font-weight-asian="normal" style:font-weight-complex="normal"/>
    </style:style>
    <style:style style:name="P10" style:family="paragraph" style:parent-style-name="Standard">
      <style:text-properties style:text-underline-style="none" fo:font-weight="normal" officeooo:rsid="0010928d" officeooo:paragraph-rsid="0010928d" style:font-weight-asian="normal" style:font-weight-complex="normal"/>
    </style:style>
    <style:style style:name="P11" style:family="paragraph" style:parent-style-name="Standard">
      <style:text-properties fo:font-style="italic" style:text-underline-style="none" fo:font-weight="normal" officeooo:rsid="000e5271" officeooo:paragraph-rsid="000e5271" style:font-style-asian="italic" style:font-weight-asian="normal" style:font-style-complex="italic" style:font-weight-complex="normal"/>
    </style:style>
    <style:style style:name="P12" style:family="paragraph" style:parent-style-name="Standard">
      <style:text-properties officeooo:rsid="00165b25" officeooo:paragraph-rsid="00165b25"/>
    </style:style>
    <style:style style:name="P13" style:family="paragraph" style:parent-style-name="Standard">
      <style:text-properties officeooo:rsid="00165b25" officeooo:paragraph-rsid="0016c911"/>
    </style:style>
    <style:style style:name="P14" style:family="paragraph" style:parent-style-name="Standard">
      <style:text-properties officeooo:rsid="00165b25" officeooo:paragraph-rsid="0019da40"/>
    </style:style>
    <style:style style:name="T1" style:family="text">
      <style:text-properties officeooo:rsid="001004b2"/>
    </style:style>
    <style:style style:name="T2" style:family="text">
      <style:text-properties officeooo:rsid="00125a37"/>
    </style:style>
    <style:style style:name="T3" style:family="text">
      <style:text-properties officeooo:rsid="001426fa"/>
    </style:style>
    <style:style style:name="T4" style:family="text">
      <style:text-properties officeooo:rsid="00149264"/>
    </style:style>
    <style:style style:name="T5" style:family="text">
      <style:text-properties officeooo:rsid="0014b33a"/>
    </style:style>
    <style:style style:name="T6" style:family="text">
      <style:text-properties officeooo:rsid="0016c911"/>
    </style:style>
    <style:style style:name="T7" style:family="text">
      <style:text-properties officeooo:rsid="0018904a"/>
    </style:style>
    <style:style style:name="T8" style:family="text">
      <style:text-properties officeooo:rsid="0019da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 themes document for collecting stream-of-thought ideas about overarching elements. Full spoiler authority and potentially biasing to an objective analysis. Not intended to be read by prospective readers of the full story. Read or distribute with respect and discretion.</text:p>
      <text:p text:style-name="P1"/>
      <text:p text:style-name="P1"/>
      <text:p text:style-name="P6">Long term danger of Information</text:p>
      <text:p text:style-name="P2"/>
      <text:p text:style-name="P2"><text:tab/>Information in the real world spreads in a viral fashion and is very difficult to destroy once created. Trivial information (memes) may still simply fade in and out of existence, but concepts with “Weight on them”, that is, the dependence of other ideas such as societal decision making, are <text:span text:style-name="T5">p</text:span>ermanent. A good real world example of this is the existence and proliferation of older mathematical models that are no longer correct. Chemistry and physics in particular still find applications for incomplete or very generalized models, sometimes to demonstrate an evolution of thinking, and other times because they retain utility through simplicity. Completely wrong or misleading ideas may also still proliferate for the former reason. Crucially, “wrong” information can be used for a long time before the consequences are recognized. </text:p>
      <text:p text:style-name="P2"/>
      <text:p text:style-name="P11">The long term consequences of information are unknowable at inception</text:p>
      <text:p text:style-name="P9"/>
      <text:p text:style-name="P10">Word choice for <text:span text:style-name="T2">nerdy </text:span>emphasis, this is the thesis of the movie, Inception.</text:p>
      <text:p text:style-name="P2"/>
      <text:p text:style-name="P3"><text:tab/>In this story, the concept of long-term harm caused by specific ideas is reified as an obscure class of <text:span text:style-name="T5">things</text:span> known as “Legacy”. These are physically harmful things, which act as a stand in for harmful ideas. In this case, the ideas are not harmful in the sense of “ignorance is bliss” or even “the establishment would rather you didn’t know”. Rather, <text:span text:style-name="T1">the</text:span> ideas present a measurable physical threat to their beholder, comparable to being exposed to radiation*. </text:p>
      <text:p text:style-name="P3"/>
      <text:p text:style-name="P3">*Ironically, radiation and nuclear waste are one of the few areas where ultra-long-term consequences are well studied.</text:p>
      <text:p text:style-name="P3"/>
      <text:p text:style-name="P4"><text:tab/>Legacy is a term often used in engineering, often derisively, to refer to an older system. A legacy system requires significant maintenance and may incur unexpected problems.</text:p>
      <text:p text:style-name="P4"/>
      <text:p text:style-name="P5"><text:tab/>In the story, Legacy is manifested in several ways. Objects and areas contaminated with Aurae, which present re-equip and undefined behavior risks (see Aurae section forthcoming), are treated <text:span text:style-name="T3">as</text:span> radiation-contaminated and collectively referred to as Legacy. </text:p>
      <text:p text:style-name="P5"/>
      <text:p text:style-name="P5"><text:tab/>The term’s use by Serians is ironic, referencing the destruction of otherwise sentimental, historical, or valuable places by this danger. It is both a play on “Legacy system” in the usage mentioned above, and an ironic reversal of “Legacy” as it would mean something good left behind.</text:p>
      <text:p text:style-name="P5"><text:tab/></text:p>
      <text:p text:style-name="P5"><text:tab/>“<text:span text:style-name="T3">Legacy” also occurs in the aforementioned, </text:span><text:span text:style-name="T5">more direct,</text:span><text:span text:style-name="T3"> idea form in the story as well. </text:span><text:span text:style-name="T4">New Aurae research presents ever increasing danger to its users as well as the general public, and is made inevitable by similarly escalating promises of power over the physical world. The ghostly, immaterial nature of Aurae itself also leans into </text:span><text:span text:style-name="T5">the Legacy concept</text:span><text:span text:style-name="T4">. Character’s lives are complicated every time they gain information about Aurae, either their own or others. Positive revelations about Aurae are extremely rare and occur within moments of character development. Often these revelations are a trade-off, losing personal power in exchange for introspection or interpersonal understanding.</text:span></text:p>
      <text:p text:style-name="P5"/>
      <text:p text:style-name="P7"><text:soft-page-break/>Aurae</text:p>
      <text:p text:style-name="P12"/>
      <text:p text:style-name="P12"><text:tab/>Aurae is the technology in this story which is indistinguishable from magic. Unlike typical magic, there is a non-trivial, only partially externalized cost to its use. Aurae follows a small amount of logic that gives it parallels to computer technology, but the specifics of this are largely irrelevant. Aurae is the single most important plot element of this story and can be decomposed into multiple thematic factors.</text:p>
      <text:p text:style-name="P12"/>
      <text:p text:style-name="P8">Grotesquely Refined Technology</text:p>
      <text:p text:style-name="P12"><text:tab/></text:p>
      <text:p text:style-name="P12"><text:tab/>Technology which is elegant in its level of refinement and optimization, but whose purpose is unambiguously evil. All military technology falls under this label, but particularly aircraft, from which the aesthetics of Paras are derived*.</text:p>
      <text:p text:style-name="P13"><text:tab/>One insidious aspect of this type of technology, particularly an idea sold to Americans, is that it can provide benefits to the general public. <text:span text:style-name="T8">T</text:span>he tragedy <text:span text:style-name="T8">here is of</text:span> wasted human (Serian?) effort. <text:span text:style-name="T6">T</text:span>here is no reason why these benefits cannot have been <text:span text:style-name="T6">obtained</text:span> without a violent application. A good modern example is the field of robotics, <text:span text:style-name="T8">now </text:span>funded largely for the purposes of military violence or exploitation of workers.</text:p>
      <text:p text:style-name="P12"><text:tab/><text:span text:style-name="T6">For every civilian Aurae technology Serians have, there are a dozen military ones. Wherever there’s overlap, the military possesses a better version which civilians are forbidden from </text:span><text:span text:style-name="T8">using</text:span><text:span text:style-name="T6">. Real-world examples of this include thermal imaging, certain types of cryptography, and surprisingly many types of radio technology.</text:span></text:p>
      <text:p text:style-name="P12"><text:tab/><text:span text:style-name="T7">The applications of Aurae, like many other technologies under this definition, seem to be predisposed to violent applications. This is also reflected in their temperamentality. Real military </text:span><text:span text:style-name="T8">technologies</text:span><text:span text:style-name="T7"> </text:span><text:span text:style-name="T8">are</text:span><text:span text:style-name="T7"> often very dangerous in how </text:span><text:span text:style-name="T8">they</text:span><text:span text:style-name="T7"> achieve utility, not just to users and victims but to the environment and future generations. Aurae Legacy represents the environmental aspect of this parallel, and </text:span><text:span text:style-name="T8">Aurae</text:span><text:span text:style-name="T7"> is similarly dangerous to its users.</text:span></text:p>
      <text:p text:style-name="P12"/>
      <text:p text:style-name="P14">*<text:span text:style-name="T8">More than many other branches of human technology, aircraft have an unavoidable and predominant legacy of violence.</text:span></text:p>
      <text:p text:style-name="P12"/>
      <text:p text:style-name="P12"/>
      <text:p text:style-name="P12"/>
      <text:p text:style-name="P12">Militarization of Bod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9-20T23:15:27.369000000</dc:date>
    <meta:editing-duration>PT40M54S</meta:editing-duration>
    <meta:editing-cycles>11</meta:editing-cycles>
    <meta:generator>LibreOffice/7.1.4.2$Windows_X86_64 LibreOffice_project/a529a4fab45b75fefc5b6226684193eb000654f6</meta:generator>
    <meta:document-statistic meta:table-count="0" meta:image-count="0" meta:object-count="0" meta:page-count="2" meta:paragraph-count="22" meta:word-count="814" meta:character-count="5312" meta:non-whitespace-character-count="4502"/>
  </office:meta>
</office:document-meta>
</file>